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fafb" officeooo:paragraph-rsid="0006fafb"/>
    </style:style>
    <style:style style:name="P2" style:family="paragraph" style:parent-style-name="Standard">
      <style:text-properties officeooo:rsid="00081ee5" officeooo:paragraph-rsid="00081ee5"/>
    </style:style>
    <style:style style:name="P3" style:family="paragraph" style:parent-style-name="Standard">
      <style:text-properties officeooo:rsid="0008c3f1" officeooo:paragraph-rsid="0008c3f1"/>
    </style:style>
    <style:style style:name="P4" style:family="paragraph" style:parent-style-name="Standard">
      <style:text-properties officeooo:rsid="000aa17e" officeooo:paragraph-rsid="000aa17e"/>
    </style:style>
    <style:style style:name="P5" style:family="paragraph" style:parent-style-name="Standard">
      <style:text-properties officeooo:rsid="000c0189" officeooo:paragraph-rsid="000c0189"/>
    </style:style>
    <style:style style:name="P6" style:family="paragraph" style:parent-style-name="Standard">
      <style:text-properties officeooo:rsid="000c864a" officeooo:paragraph-rsid="000c864a"/>
    </style:style>
    <style:style style:name="P7" style:family="paragraph" style:parent-style-name="Standard">
      <style:text-properties officeooo:rsid="000d8a8d" officeooo:paragraph-rsid="000d8a8d"/>
    </style:style>
    <style:style style:name="P8" style:family="paragraph" style:parent-style-name="Standard">
      <style:text-properties fo:color="#ce181e" officeooo:rsid="0006fafb" officeooo:paragraph-rsid="0006fafb"/>
    </style:style>
    <style:style style:name="P9" style:family="paragraph" style:parent-style-name="Standard">
      <style:text-properties fo:color="#ce181e" officeooo:rsid="0008c3f1" officeooo:paragraph-rsid="0008c3f1"/>
    </style:style>
    <style:style style:name="P10" style:family="paragraph" style:parent-style-name="Standard">
      <style:text-properties fo:color="#ce181e" officeooo:rsid="000aa17e" officeooo:paragraph-rsid="000aa17e"/>
    </style:style>
    <style:style style:name="P11" style:family="paragraph" style:parent-style-name="Standard">
      <style:text-properties fo:color="#ce181e" officeooo:rsid="000c0189" officeooo:paragraph-rsid="000c0189"/>
    </style:style>
    <style:style style:name="P12" style:family="paragraph" style:parent-style-name="Standard">
      <style:text-properties fo:color="#ce181e" officeooo:rsid="000c864a" officeooo:paragraph-rsid="000c864a"/>
    </style:style>
    <style:style style:name="T1" style:family="text">
      <style:text-properties officeooo:rsid="0006fafb"/>
    </style:style>
    <style:style style:name="T2" style:family="text">
      <style:text-properties officeooo:rsid="0008c3f1"/>
    </style:style>
    <style:style style:name="T3" style:family="text">
      <style:text-properties officeooo:rsid="000aa17e"/>
    </style:style>
    <style:style style:name="T4" style:family="text">
      <style:text-properties officeooo:rsid="00131a7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ASO</text:p>
      <text:p text:style-name="P1"/>
      <text:p text:style-name="P1">1.- Visualizar las unidades vendidas por disco del grupo Queen<text:span text:style-name="T4">s</text:span></text:p>
      <text:p text:style-name="P8"/>
      <text:p text:style-name="P8"/>
      <text:p text:style-name="P1">2.-¿Se podrían actualizar al doble? </text:p>
      <text:p text:style-name="P8"/>
      <text:p text:style-name="P1"/>
      <text:p text:style-name="P2">3.- <text:span text:style-name="T1"><text:s/>Visualizar las unidades vendidas del grupo Queens</text:span> </text:p>
      <text:p text:style-name="P2"/>
      <text:p text:style-name="P3">4.- <text:span text:style-name="T3">Visualizar</text:span> todos los discos del grupo Queen<text:span text:style-name="T4">s</text:span></text:p>
      <text:p text:style-name="P9"/>
      <text:p text:style-name="P4"/>
      <text:p text:style-name="P4">5.- ¿Se podrían eliminar <text:span text:style-name="T2">todos los discos del grupo Queen </text:span>en mysql?</text:p>
      <text:p text:style-name="P10"/>
      <text:p text:style-name="P4"/>
      <text:p text:style-name="P5">6.- Visualizar la duración de cada una de las canciones del grupo de Queens</text:p>
      <text:p text:style-name="P5"/>
      <text:p text:style-name="P6">7.- Actualizar a 10 la duración de todas las canciones de Queens</text:p>
      <text:p text:style-name="P6"><text:s/></text:p>
      <text:p text:style-name="P11"/>
      <text:p text:style-name="P6">8.- Eliminar todas las canciones de Queens.</text:p>
      <text:p text:style-name="P12"/>
      <text:p text:style-name="P6"/>
      <text:p text:style-name="P6">9.- ¿Se podrán eliminar todos los discos de Queens?</text:p>
      <text:p text:style-name="P6"/>
      <text:p text:style-name="P7">.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13:11:17.516685330</meta:creation-date>
    <dc:date>2019-02-11T12:44:45.443003982</dc:date>
    <meta:editing-duration>PT21M27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87" meta:character-count="510" meta:non-whitespace-character-count="430"/>
  </office:meta>
</office:document-meta>
</file>